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宋体" svg:font-family="宋体"/>
    <style:font-face style:name="Arial"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language-asian="zh" style:country-asian="CN" style:font-name-complex="Times New Roman"/>
    </style:style>
    <style:style style:name="P2" style:family="paragraph" style:parent-style-name="Standard">
      <style:paragraph-properties fo:text-align="start" style:justify-single-word="false"/>
      <style:text-properties style:font-name="Times New Roman" fo:font-size="12pt" fo:language="en" fo:country="US" style:font-size-asian="12pt" style:language-asian="zh" style:country-asian="CN" style:font-name-complex="Times New Roman"/>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Arial" fo:font-size="9.5pt" fo:font-style="italic" style:font-name-asian="宋体" style:font-size-asian="9.5pt" style:font-style-asian="italic" style:font-name-complex="Arial" style:font-size-complex="9.5pt" style:font-style-complex="italic"/>
    </style:style>
    <style:style style:name="P5" style:family="paragraph" style:parent-style-name="Standard">
      <style:paragraph-properties fo:text-align="center" style:justify-single-word="false"/>
      <style:text-properties style:font-name="Arial" fo:font-size="9.5pt" fo:language="en" fo:country="US" style:font-name-asian="宋体" style:font-size-asian="9.5pt" style:language-asian="zh" style:country-asian="CN" style:font-name-complex="Arial" style:font-size-complex="9.5pt"/>
    </style:style>
    <style:style style:name="P6" style:family="paragraph" style:parent-style-name="Standard">
      <style:text-properties style:font-name="Times New Roman1" fo:font-size="12pt" style:font-size-asian="12pt" style:font-size-complex="12pt"/>
    </style:style>
    <style:style style:name="P7" style:family="paragraph" style:parent-style-name="Standard">
      <style:paragraph-properties fo:text-align="justify" style:justify-single-word="false"/>
      <style:text-properties style:font-name="Times New Roman1" fo:font-size="12pt" fo:language="en" fo:country="US" style:font-size-asian="12pt" style:language-asian="zh" style:country-asian="CN" style:font-name-complex="Arial" style:font-size-complex="12pt"/>
    </style:style>
    <style:style style:name="P8" style:family="paragraph" style:parent-style-name="Standard">
      <style:text-properties style:font-name="Times New Roman1" fo:font-size="12pt" fo:language="en" fo:country="US" style:font-size-asian="12pt" style:language-asian="zh" style:country-asian="CN" style:font-name-complex="Times New Roman" style:font-size-complex="12pt"/>
    </style:style>
    <style:style style:name="P9" style:family="paragraph" style:parent-style-name="Standard">
      <style:paragraph-properties fo:text-align="start" style:justify-single-word="false"/>
      <style:text-properties style:font-name="Times New Roman1" fo:font-size="12pt" fo:font-style="normal" fo:font-weight="normal" style:font-name-asian="宋体" style:font-size-asian="12pt" style:font-style-asian="normal" style:font-weight-asian="normal" style:font-name-complex="Arial" style:font-size-complex="12pt" style:font-style-complex="normal" style:font-weight-complex="normal"/>
    </style:style>
    <style:style style:name="P10" style:family="paragraph" style:parent-style-name="Standard" style:master-page-name="Standard">
      <style:paragraph-properties style:page-number="auto"/>
      <style:text-properties fo:font-size="14pt" fo:language="en" fo:country="US" fo:font-weight="bold" style:font-size-asian="14pt" style:language-asian="zh" style:country-asian="CN" style:font-weight-asian="bold" style:font-size-complex="14pt" style:font-weight-complex="bold"/>
    </style:style>
    <style:style style:name="P11" style:family="paragraph" style:parent-style-name="Standard">
      <style:text-properties fo:language="en" fo:country="US" style:language-asian="zh" style:country-asian="CN"/>
    </style:style>
    <style:style style:name="P12" style:family="paragraph" style:parent-style-name="Standard">
      <style:text-properties style:font-name="Times New Roman1" fo:font-size="12pt" fo:language="en" fo:country="US" style:font-size-asian="12pt" style:language-asian="zh" style:country-asian="CN" style:font-name-complex="Times New Roman" style:font-size-complex="12pt"/>
    </style:style>
    <style:style style:name="P13" style:family="paragraph" style:parent-style-name="Standard">
      <style:paragraph-properties fo:text-align="start" style:justify-single-word="false"/>
      <style:text-properties style:font-name="Times New Roman" fo:font-size="12pt" fo:language="en" fo:country="US" style:font-size-asian="12pt" style:language-asian="zh" style:country-asian="CN" style:font-name-complex="Times New Roman"/>
    </style:style>
    <style:style style:name="P14" style:family="paragraph" style:parent-style-name="Standard">
      <style:text-properties style:font-name="Times New Roman" fo:font-size="12pt" fo:language="en" fo:country="US" fo:font-weight="bold" style:font-size-asian="12pt" style:language-asian="zh" style:country-asian="CN" style:font-weight-asian="bold" style:font-name-complex="Times New Roman" style:font-weight-complex="bold"/>
    </style:style>
    <style:style style:name="P15" style:family="paragraph" style:parent-style-name="Standard">
      <style:paragraph-properties fo:text-align="start" style:justify-single-word="false"/>
      <style:text-properties style:font-name="Times New Roman" fo:font-size="12pt" fo:language="en" fo:country="US" fo:font-weight="bold" style:font-size-asian="12pt" style:language-asian="zh" style:country-asian="CN" style:font-weight-asian="bold" style:font-name-complex="Times New Roman" style:font-weight-complex="bold"/>
    </style:style>
    <style:style style:name="P16" style:family="paragraph" style:parent-style-name="Standard">
      <style:text-properties style:font-name="Times New Roman" fo:font-size="12pt" fo:language="en" fo:country="US" fo:font-weight="normal" style:font-size-asian="12pt" style:language-asian="zh" style:country-asian="CN" style:font-weight-asian="normal" style:font-name-complex="Times New Roman" style:font-weight-complex="normal"/>
    </style:style>
    <style:style style:name="P17" style:family="paragraph" style:parent-style-name="Standard">
      <style:text-properties fo:font-size="12pt" fo:language="en" fo:country="US" fo:font-weight="bold" style:font-size-asian="12pt" style:language-asian="zh" style:country-asian="CN" style:font-weight-asian="bold" style:font-size-complex="12pt" style:font-weight-complex="bold"/>
    </style:style>
    <style:style style:name="P18" style:family="paragraph" style:parent-style-name="Standard">
      <style:paragraph-properties fo:text-align="justify" style:justify-single-word="false"/>
      <style:text-properties style:font-name="Arial" fo:font-size="9.5pt" fo:language="en" fo:country="US" style:font-size-asian="9.5pt" style:language-asian="zh" style:country-asian="CN" style:font-name-complex="Arial" style:font-size-complex="9.5pt"/>
    </style:style>
    <style:style style:name="P19" style:family="paragraph" style:parent-style-name="Standard">
      <style:paragraph-properties fo:text-align="justify" style:justify-single-word="false"/>
      <style:text-properties style:font-name="Times New Roman1" fo:font-size="12pt" fo:language="en" fo:country="US" fo:font-weight="bold" style:font-size-asian="12pt" style:language-asian="zh" style:country-asian="CN" style:font-weight-asian="bold" style:font-name-complex="Arial" style:font-size-complex="12pt" style:font-weight-complex="bold"/>
    </style:style>
    <style:style style:name="P20" style:family="paragraph" style:parent-style-name="Standard">
      <style:paragraph-properties fo:text-align="justify" style:justify-single-word="false"/>
      <style:text-properties style:font-name="Times New Roman1" fo:font-size="12pt" style:font-size-asian="12pt" style:font-size-complex="12pt"/>
    </style:style>
    <style:style style:name="P21" style:family="paragraph" style:parent-style-name="Standard">
      <style:paragraph-properties fo:text-align="justify" style:justify-single-word="false"/>
    </style:style>
    <style:style style:name="P22" style:family="paragraph" style:parent-style-name="Standard">
      <style:text-properties fo:font-size="14pt" fo:language="en" fo:country="US" fo:font-weight="bold" style:font-size-asian="14pt" style:language-asian="zh" style:country-asian="CN" style:font-weight-asian="bold" style:font-size-complex="14pt" style:font-weight-complex="bold"/>
    </style:style>
    <style:style style:name="P23" style:family="paragraph" style:parent-style-name="Standard" style:list-style-name="WW8Num1">
      <style:paragraph-properties fo:margin-left="0.75cm" fo:margin-right="0cm" fo:text-align="start" style:justify-single-word="false" fo:text-indent="-0.75cm" style:auto-text-indent="false">
        <style:tab-stops>
          <style:tab-stop style:position="0.75cm"/>
        </style:tab-stops>
      </style:paragraph-properties>
      <style:text-properties style:font-name="Arial" fo:font-size="9.5pt" fo:font-style="italic" style:font-name-asian="宋体" style:font-size-asian="9.5pt" style:font-style-asian="italic" style:font-name-complex="Arial" style:font-size-complex="9.5pt" style:font-style-complex="italic"/>
    </style:style>
    <style:style style:name="P24" style:family="paragraph" style:parent-style-name="Standard" style:list-style-name="WW8Num1">
      <style:paragraph-properties fo:margin-left="0cm" fo:margin-right="0cm" fo:text-align="start" style:justify-single-word="false" fo:text-indent="0cm" style:auto-text-indent="false">
        <style:tab-stops>
          <style:tab-stop style:position="0.75cm"/>
        </style:tab-stops>
      </style:paragraph-properties>
      <style:text-properties style:font-name="Times New Roman1" fo:font-size="12pt" fo:font-style="normal" style:font-name-asian="宋体" style:font-size-asian="12pt" style:font-style-asian="normal" style:font-name-complex="Arial" style:font-size-complex="12pt" style:font-style-complex="normal"/>
    </style:style>
    <style:style style:name="P25" style:family="paragraph" style:parent-style-name="Standard" style:list-style-name="WW8Num1">
      <style:paragraph-properties fo:margin-left="0cm" fo:margin-right="0cm" fo:text-align="start" style:justify-single-word="false" fo:text-indent="0cm" style:auto-text-indent="false">
        <style:tab-stops>
          <style:tab-stop style:position="0.75cm"/>
        </style:tab-stops>
      </style:paragraph-properties>
      <style:text-properties style:font-name="Arial" fo:font-size="9.5pt" fo:font-style="italic" style:font-name-asian="宋体" style:font-size-asian="9.5pt" style:font-style-asian="italic" style:font-name-complex="Arial" style:font-size-complex="9.5pt" style:font-style-complex="italic"/>
    </style:style>
    <style:style style:name="T1" style:family="text">
      <style:text-properties fo:language="en" fo:country="US" style:language-asian="zh" style:country-asian="CN"/>
    </style:style>
    <style:style style:name="T2" style:family="text">
      <style:text-properties fo:language="en" fo:country="US" style:language-asian="zh" style:country-asian="CN" style:font-name-complex="Times New Roman"/>
    </style:style>
    <style:style style:name="T3" style:family="text">
      <style:text-properties fo:language="en" fo:country="US" style:language-asian="zh" style:country-asian="CN" style:font-name-complex="Arial"/>
    </style:style>
    <style:style style:name="T4" style:family="text">
      <style:text-properties style:font-name="Times New Roman" fo:font-size="12pt" fo:language="en" fo:country="US" style:font-size-asian="12pt" style:language-asian="zh" style:country-asian="CN" style:font-name-complex="Times New Roman"/>
    </style:style>
    <style:style style:name="T5" style:family="text">
      <style:text-properties fo:language="en" fo:country="GB" style:font-name-asian="Times New Roman" style:language-asian="zh" style:country-asian="CN" style:font-name-complex="Times New Roman"/>
    </style:style>
    <style:style style:name="T6" style:family="text">
      <style:text-properties style:font-name="Arial" fo:font-size="9.5pt" fo:language="en" fo:country="US" style:font-size-asian="9.5pt" style:language-asian="zh" style:country-asian="CN" style:font-name-complex="Arial" style:font-size-complex="9.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port </text:p>
      <text:p text:style-name="P22">Computing AS: second project of the Autumn Term</text:p>
      <text:p text:style-name="P22">Samuel Stark and Bob<text:tab/></text:p>
      <text:p text:style-name="P11"/>
      <text:p text:style-name="P11"/>
      <text:p text:style-name="P17">Problem Definition</text:p>
      <text:p text:style-name="P11"/>
      <text:p text:style-name="P6"><text:span text:style-name="T1">The game we are going to make is a </text:span><text:span text:style-name="T5">shoot-em-up</text:span><text:span text:style-name="T2">. In this genre, you control a </text:span><text:span text:style-name="T2">vehicle moving around a playfield shooting at enemies while the camera scrolls in a certain direction. You win a stage of the game by getting to a boss enemy, who is stronger and has more health then regular enemies, and killing it.</text:span></text:p>
      <text:p text:style-name="P8"/>
      <text:p text:style-name="P8">Compared to traditional shoot-em-up games, we want to make some changes to attract people who haven't played them before. One of the changes we would like to make is to add role playing game elements, which means you would gain XP (eXPerience) by killing enemies, which you would keep after you died and would upgrade your ship. </text:p>
      <text:p text:style-name="P1"/>
      <text:p text:style-name="P1">When we write our questionnaire, we are going to send it to everyone in our school, because they are all aged from 15-17, which is our target demographic. The questions </text:p>
      <text:p text:style-name="P1">will be more about the general design of the game, and not about anything technical, <text:s/>to not confuse people. This will be the only questionnaire that we send, and then we will call the shots from there.</text:p>
      <text:p text:style-name="P1"/>
      <text:p text:style-name="P14">Information collection</text:p>
      <text:p text:style-name="P16"/>
      <text:p text:style-name="Standard"><text:span text:style-name="T4">We</text:span><text:span text:style-name="T4"> received about 38 pieces of feedback. The questions were:</text:span></text:p>
      <text:p text:style-name="P1"/>
      <text:list xml:id="list8212746248706356862" text:style-name="WW8Num1">
        <text:list-item>
          <text:p text:style-name="P23">Have you ever played a shoot-em-up?</text:p>
          <text:p text:style-name="P24">Yes: 28</text:p>
          <text:p text:style-name="P24">No: 10</text:p>
        </text:list-item>
      </text:list>
      <text:p text:style-name="P2">In this question, about a quarter of the answers are no. The rest of them are yes. So, many of the respondents have at least tried a shooter game.</text:p>
      <text:p text:style-name="P4"/>
      <text:list xml:id="list31413743" text:continue-numbering="true" text:style-name="WW8Num1">
        <text:list-item>
          <text:p text:style-name="P23">If so, how many?</text:p>
          <text:p text:style-name="P25"/>
        </text:list-item>
      </text:list>
      <text:p text:style-name="P2">Nearly half of the respondents have tried 3 types of shooter games, which means they are good people to be targeting.</text:p>
      <text:p text:style-name="P2"/>
      <text:list xml:id="list31404638" text:continue-numbering="true" text:style-name="WW8Num1">
        <text:list-item>
          <text:p text:style-name="P23">Do you prefer shoot-em-ups that scroll horizontally, vertically, or not at all?</text:p>
        </text:list-item>
      </text:list>
      <text:p text:style-name="P2">Vertically: 5 </text:p>
      <text:p text:style-name="P2">Horizontally: 12 </text:p>
      <text:p text:style-name="P2">No Scrolling: 8</text:p>
      <text:p text:style-name="P2">No Preference: 12</text:p>
      <text:p text:style-name="P3"><text:span text:style-name="T4"><text:s/>This shows people prefer horizontally scrolling games, so ours will scroll </text:span><text:soft-page-break/><text:span text:style-name="T4">horizontally.</text:span></text:p>
      <text:p text:style-name="P2"/>
      <text:list xml:id="list31411564" text:continue-numbering="true" text:style-name="WW8Num1">
        <text:list-item>
          <text:p text:style-name="P23">Do you prefer short games or long games?</text:p>
        </text:list-item>
      </text:list>
      <text:p text:style-name="P2">Long games:12</text:p>
      <text:p text:style-name="P2">Short games:25 </text:p>
      <text:p text:style-name="P3"><text:span text:style-name="T4">Most people like to play games casually. They wouldn</text:span><text:span text:style-name="T4">’</text:span><text:span text:style-name="T4">t like to spend hours on the games. This means our game won't have many levels, but there will be a lot of replay value. </text:span></text:p>
      <text:p text:style-name="P2"/>
      <text:list xml:id="list31415078" text:continue-numbering="true" text:style-name="WW8Num1">
        <text:list-item>
          <text:p text:style-name="P23">Would you prefer a game with a cartoony art style or a realistic art style?</text:p>
        </text:list-item>
      </text:list>
      <text:p text:style-name="P2">Cartoony:17</text:p>
      <text:p text:style-name="P2">Realistic:21</text:p>
      <text:p text:style-name="P2">The votes were split, which means we can decide what we want. We will pick realistic, because it is very hard to do cartoony graphics without a person who is very good at designing that sort of thing.</text:p>
      <text:p text:style-name="P2"/>
      <text:list xml:id="list31425939" text:continue-numbering="true" text:style-name="WW8Num1">
        <text:list-item>
          <text:p text:style-name="P23">Do you like games with role-playing elements?</text:p>
        </text:list-item>
      </text:list>
      <text:p text:style-name="P2">Yes:23</text:p>
      <text:p text:style-name="P2">No:15</text:p>
      <text:p text:style-name="P2">More people prefer role-playing elements,which will be a good suggestion for us. They will be a feature that makes the game more interesting.</text:p>
      <text:p text:style-name="P4"/>
      <text:p text:style-name="P4">7.<text:tab/>What place would you like the game to take place in?</text:p>
      <text:p text:style-name="P9">Space: 10</text:p>
      <text:p text:style-name="P9">Land: 8</text:p>
      <text:p text:style-name="P9">Sea:</text:p>
      <text:p text:style-name="P9">Other:</text:p>
      <text:p text:style-name="P2">Space and land were nearly evenly split, and we will choose Space; this is good as it will allow for the enemies to stand out more as pretty much anything will stand out on black. Enemies with green coloring will blend in on land with grass.</text:p>
      <text:p text:style-name="P5"/>
      <text:p text:style-name="P15">Analysis of the questionnaire</text:p>
      <text:p text:style-name="P21"><text:span text:style-name="T6"/></text:p>
      <text:p text:style-name="P20"><text:span text:style-name="T3">We’ll try to make a new kind of shoot-em-up game with different features from others, which will be attractive to the players. The features will make it stand out, and make them attract new people. We decided to make a horizontally scrolling game, because that is what most people want and it also fits on the screen better. The game will be set in space, and the graphics will be realistic instead of being cartoony. We will add role-playing elements into our game. The game is mainly aiming to casual players. It won’t take long to finish the game, but there is a lot of replay value.</text:span></text:p>
      <text:p text:style-name="P18"/>
      <text:p text:style-name="P19">Feasibility Study</text:p>
      <text:p text:style-name="P19"/>
      <text:p text:style-name="P6">Next, we need to decide if this project is feasible. First, we need to decide what <text:soft-page-break/>products to use. To actually make the game, we can decide between GameMaker, Unity, or programming the game without any external applications. To create an art style that will look somewhat realistic, I think we should use Unity because GameMaker can only use sprites. Sprites are hard to make look realistic because of the limited number of pixels you can use. Unity also doesn't have any limit on the number of objects/rooms/sprites, while the free version of GameMaker has a limit of 15 for all listed. </text:p>
      <text:p text:style-name="P6"/>
      <text:p text:style-name="P6">Now if we make the game in 3D, we will need some 3D modeling software. Our options are Maya and Blender. Maya is better at polygonal modeling, which makes it easier to make people/animals, but would cost £160 at least. Blender isn't very good at polygonal modelling, but everything we need can probably be made with geometric primitives. Blender is also free, meaning we can keep our budget to £0. So we'll go with Blender. </text:p>
      <text:p text:style-name="P6"/>
      <text:p text:style-name="P6">Next, we need an image editor to make textures and such. We have a couple of options: GIMP, Paint.NET, and Photoshop. Photoshop is £17/month, and as we will need it for about 5 months, that adds up to £85, which is quite expensive. <text:s/>Between GIMP and Paint.NET, I looked them both up and decided that Paint.NET isn't as advanced, but has a better user interface and is easier to use. So we'll go with Paint.NET.</text:p>
      <text:p text:style-name="P6"/>
      <text:p text:style-name="P6">For sound, we are going to use Audacity, which is a free, open-source music editor, Hydrogen, which is a free drum synthesizer, and a free trial for RealStrat for the guitar.</text:p>
      <text:p text:style-name="P6"/>
      <text:p text:style-name="P6"/>
      <text:p text:style-name="P7">Conclusion</text:p>
      <text:p text:style-name="P7"/>
      <text:p text:style-name="P7">Now that we've chosen the products, we can safely say that it will cost us nothing to make this game, as all of the software we have chosen is free. Programming the game will be straightforward, but we still need to make decisions about the game's design before we start programming any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宋体" svg:font-family="宋体"/>
    <style:font-face style:name="Arial"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8Num1z0" style:family="text"/>
    <style:style style:name="默认段落字体"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dc:title>
    <meta:initial-creator>BobSha</meta:initial-creator>
    <meta:creation-date>2014-11-17T14:39:00</meta:creation-date>
    <dc:creator>Samuel Stark</dc:creator>
    <dc:date>2014-11-26T11:25:24.39</dc:date>
    <meta:editing-cycles>4</meta:editing-cycles>
    <meta:generator>OpenOffice/4.0.0$Win32 OpenOffice.org_project/400m3$Build-9702</meta:generator>
    <meta:editing-duration>PT28M34S</meta:editing-duration>
    <meta:document-statistic meta:table-count="0" meta:image-count="0" meta:object-count="0" meta:page-count="3" meta:paragraph-count="49" meta:word-count="958" meta:character-count="5344"/>
    <meta:user-defined meta:name="KSOProductBuildVer">2052-9.1.0.4867</meta:user-defined>
  </office:meta>
</office:document-meta>
</file>